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c_byline_3e_">
      <style:text-properties style:use-window-font-color="true"/>
    </style:style>
    <style:style style:name="P2" style:family="paragraph" style:parent-style-name="_3c_l_3e_">
      <style:text-properties style:use-window-font-color="tru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line-height="115%" fo:text-align="justify" style:justify-single-word="false" style:page-number="auto"/>
    </style:style>
    <style:style style:name="T1" style:family="text">
      <style:text-properties fo:color="#333333" style:font-name="Times New Roman" fo:font-size="12pt" fo:background-color="#ffffff" loext:char-shading-value="0" style:font-size-asian="12pt" style:font-name-complex="Times New Roman1" style:font-size-complex="12pt"/>
    </style:style>
    <style:style style:name="T2" style:family="text">
      <style:text-properties fo:color="#333333" style:font-name="Times New Roman" fo:font-size="12pt" fo:font-style="italic" fo:background-color="#ffffff" loext:char-shading-value="0" style:font-size-asian="12pt" style:font-style-asian="italic" style:font-name-complex="Times New Roman1" style:font-size-complex="12pt"/>
    </style:style>
    <style:style style:name="T3" style:family="text">
      <style:text-properties style:use-window-font-color="true"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opyeditor : Mathilde Nicolas. </text:span></text:p>
      <text:p text:style-name="P5"><text:span text:style-name="T1">Creator: Loret Jean (1595 ?-1665). </text:span></text:p>
      <text:p text:style-name="P5"><text:span text:style-name="T1">Title: « Régalante », La Muze historique, Lettre XXXI, Lettre en vers à Son Altesse Madame la Duchesse de Nemours. Du samedi 9 août 1664.</text:span></text:p>
      <text:p text:style-name="P5"><text:span text:style-name="T1">Date: 9 août 1664. </text:span></text:p>
      <text:p text:style-name="P5"><text:span text:style-name="T1">Bibl: Loret Jean, </text:span><text:span text:style-name="T2">La muze historique, ou Recueil des lettres en vers contenant les nouvelles du temps : écrites à Son Altesse Mademoizelle de Longueville, depuis duchesse de Nemours (1650-1665)</text:span><text:span text:style-name="T1">, LIEU, Claude Chenault, ANNÉE.</text:span></text:p>
      <text:p text:style-name="P3"/>
      <text:p text:style-name="Text_20_body"/>
      <text:p text:style-name="Text_20_body"><text:span text:style-name="_3c_pb_3e_">231</text:span></text:p>
      <text:h text:style-name="Heading_20_1" text:outline-level="1"><text:span text:style-name="T3">LETTRE TRENTE-UNE</text:span></text:h>
      <text:p text:style-name="Text_20_body">Du <text:span text:style-name="_3c_date_3e_">[samedi ] neuviéme Aoust</text:span>.</text:p>
      <text:p text:style-name="Text_20_body"/>
      <text:p text:style-name="Text_20_body"><text:span text:style-name="Titre_20_2_20_Car"><text:span text:style-name="T3">RÉGALANTE</text:span></text:span>.</text:p>
      <text:p text:style-name="Text_20_body"/>
      <text:p text:style-name="_3c_l_3e_">COMME on tient quazy pour certain</text:p>
      <text:p text:style-name="_3c_l_3e_">Que <text:span text:style-name="_3c_persName_3e_">le Légat</text:span> viendra demain</text:p>
      <text:p text:style-name="_3c_l_3e_">Faire icy sa superbe Entrée,</text:p>
      <text:p text:style-name="_3c_l_3e_">Des Gens-de-bien si dézirée,</text:p>
      <text:p text:style-name="_3c_l_3e_">J'ay Peur d'être réduit au point</text:p>
      <text:p text:style-name="_3c_l_3e_">De ne travailler du tout point ;</text:p>
      <text:p text:style-name="_3c_l_3e_">Car voulant de cette Eminence</text:p>
      <text:p text:style-name="_3c_l_3e_"><text:soft-page-break/>Remarquer la magnificence,</text:p>
      <text:p text:style-name="_3c_l_3e_">Et les honneurs qu'on luy fera</text:p>
      <text:p text:style-name="_3c_l_3e_">Quand dans <text:span text:style-name="_3c_placeName_3e_">Paris</text:span> il entrera,</text:p>
      <text:p text:style-name="_3c_l_3e_">Il faut que je cherche une place,</text:p>
      <text:p text:style-name="_3c_l_3e_">Non point parmy la populace,</text:p>
      <text:p text:style-name="_3c_l_3e_">En ne payant qu'un patagon :</text:p>
      <text:p text:style-name="_3c_l_3e_">Mais en balustrade, ou balcon,</text:p>
      <text:p text:style-name="_3c_l_3e_">Ou dans une chambre, à mon aize,</text:p>
      <text:p text:style-name="_3c_l_3e_">Ainsi sur une bonne chaize,</text:p>
      <text:p text:style-name="_3c_l_3e_">Bien apuyé, bien acoudè,</text:p>
      <text:p text:style-name="_3c_l_3e_">Et point du tout incommodé,</text:p>
      <text:p text:style-name="_3c_l_3e_">Comme si j'êtois un riche Homme,</text:p>
      <text:p text:style-name="_3c_l_3e_">M’en dût-il coûter bonne somme:</text:p>
      <text:p text:style-name="_3c_l_3e_">Chacun sçait que mes revenus</text:p>
      <text:p text:style-name="_3c_l_3e_">Sont assez rares et menus,</text:p>
      <text:p text:style-name="_3c_l_3e_">Mais, pour bien voir de beaux spectacles,</text:p>
      <text:p text:style-name="_3c_l_3e_">Je suis libéral à miracles.</text:p>
      <text:p text:style-name="_3c_l_3e_">Ainsi donc, si c'est Samedy,</text:p>
      <text:p text:style-name="_3c_l_3e_">Sans remétre jusqu'à Lundy,</text:p>
      <text:p text:style-name="_3c_l_3e_">Que cette Entrée extr'ordinaire</text:p>
      <text:p text:style-name="_3c_l_3e_">Se doive infailliblement faire:</text:p>
      <text:p text:style-name="_3c_l_3e_"><text:soft-page-break/>O Bien-aimez Lecteurs divers,</text:p>
      <text:p text:style-name="_3c_l_3e_">Et vous, <text:span text:style-name="_3c_persName_3e_">Princesse</text:span>, que mes Vers</text:p>
      <text:p text:style-name="_3c_l_3e_">Reconnoissent pour souveraine</text:p>
      <text:p text:style-name="_3c_l_3e_">De leur assez féconde veine,</text:p>
      <text:p text:style-name="_3c_l_3e_">Je ne scay comment je feray ,</text:p>
      <text:p text:style-name="_3c_l_3e_">Je ne sçay pas si j'écriray,</text:p>
      <text:p text:style-name="_3c_l_3e_">J'en suis fort dans l'incertitude :</text:p>
      <text:p text:style-name="_3c_l_3e_">Toutefois, bornons ce Prélude,</text:p>
      <text:p text:style-name="_3c_l_3e_">Et de cét <text:span text:style-name="_3c_persName_3e_">Eminent Prélat</text:span></text:p>
      <text:p text:style-name="_3c_l_3e_">Dont le mérite a tant d'éclat,</text:p>
      <text:p text:style-name="_3c_l_3e_">Et dont vole par tout la gloire,</text:p>
      <text:p text:style-name="_3c_l_3e_">Reprenons le fil de l'histoire.</text:p>
      <text:p text:style-name="_3c_l_3e_"/>
      <text:p text:style-name="_3c_l_3e_"><text:span text:style-name="_3c_date_3e_">Vendredy dernier</text:span>, nôtre <text:span text:style-name="_3c_persName_3e_">Roy</text:span></text:p>
      <text:p text:style-name="_3c_l_3e_"/>
      <text:p text:style-name="_3c_l_3e_">Luy fit voir en moult noble aroy,</text:p>
      <text:p text:style-name="_3c_l_3e_">En une large et vaste Plaine,</text:p>
      <text:p text:style-name="_3c_l_3e_">Une Revûë entiere et pleine,</text:p>
      <text:p text:style-name="_3c_l_3e_">Et dans un ordre merveilleux,</text:p>
      <text:p text:style-name="_3c_l_3e_">Tous les Rougets et tous les Bleus,</text:p>
      <text:p text:style-name="_3c_l_3e_">Tous les François et tous les Suisses</text:p>
      <text:p text:style-name="_3c_l_3e_"><text:soft-page-break/>Qui, comme ordinaires Milices,</text:p>
      <text:p text:style-name="_3c_l_3e_">En tout lieu, voyage et saizon,</text:p>
      <text:p text:style-name="_3c_l_3e_">Suivent sa Cour et sa Maizon,</text:p>
      <text:p text:style-name="_3c_l_3e_">A tous lesquels la solde il donne</text:p>
      <text:p text:style-name="_3c_l_3e_">Pour la garde de sa Personne,</text:p>
      <text:p text:style-name="_3c_l_3e_">Dont ils ont un soin spécial ;</text:p>
      <text:p text:style-name="_3c_l_3e_">Et cét Exercite Royal,</text:p>
      <text:p text:style-name="_3c_l_3e_">Ce Camp ambulant et fidelle,</text:p>
      <text:p text:style-name="_3c_l_3e_">Dont la marche est toûjours fort belle,</text:p>
      <text:p text:style-name="_3c_l_3e_">Tant Fantassins, que Cavaliers,</text:p>
      <text:p text:style-name="_3c_l_3e_">Se monte à plus de dix milliers.</text:p>
      <text:p text:style-name="_3c_l_3e_">Le <text:span text:style-name="_3c_persName_3e_">Roy</text:span>, dont si riche est la taille,</text:p>
      <text:p text:style-name="_3c_l_3e_">Les rangea luy-mesme en bataille,</text:p>
      <text:p text:style-name="_3c_l_3e_">Et tous les Corps, d'un cœur ardant,</text:p>
      <text:p text:style-name="_3c_l_3e_">Sous un si digne Commandant,</text:p>
      <text:p text:style-name="_3c_l_3e_">Marchérent, campérent, tirérent,</text:p>
      <text:p text:style-name="_3c_l_3e_">Et finalement défilérent,</text:p>
      <text:p text:style-name="_3c_l_3e_">Ayans rendu les spectateurs</text:p>
      <text:p text:style-name="_3c_l_3e_">Cent et cent fois admirateurs</text:p>
      <text:p text:style-name="_3c_l_3e_">De leur adresse et promptitude,</text:p>
      <text:p text:style-name="_3c_l_3e_">Et de la noble lestitude</text:p>
      <text:p text:style-name="_3c_l_3e_"><text:soft-page-break/>Des Oficiers, en génèral,</text:p>
      <text:p text:style-name="_3c_l_3e_">Jusques au moindre Caporal.</text:p>
      <text:p text:style-name="_3c_l_3e_">Ce Chef, depuis peu (que Dieu garde)</text:p>
      <text:p text:style-name="_3c_l_3e_">Des Chevaux-légers de la Garde,</text:p>
      <text:p text:style-name="_3c_l_3e_"><text:span text:style-name="_3c_persName_3e_">Monsieur de Chaune</text:span>, Duc et Pair,</text:p>
      <text:p text:style-name="_3c_l_3e_">Fit, en cetuy-jour, du bel-air,</text:p>
      <text:p text:style-name="_3c_l_3e_">La fonction vraye et réelle</text:p>
      <text:p text:style-name="_3c_l_3e_">De cette Charge illustre et belle,</text:p>
      <text:p text:style-name="_3c_l_3e_">Et laquelle il a mérité</text:p>
      <text:p text:style-name="_3c_l_3e_">D'obtenir de <text:span text:style-name="_3c_persName_3e_">Sa Majesté</text:span>,</text:p>
      <text:p text:style-name="_3c_l_3e_">Pour ses vertus, pour sa Naissance,</text:p>
      <text:p text:style-name="_3c_l_3e_">Et les services qu'à la France,</text:p>
      <text:p text:style-name="_3c_l_3e_">Avec courage, avec honneur,</text:p>
      <text:p text:style-name="_3c_l_3e_">A rendus ce brave Seigneur.</text:p>
      <text:p text:style-name="_3c_l_3e_"/>
      <text:p text:style-name="_3c_l_3e_"><text:span text:style-name="_3c_pb_3e_">232</text:span></text:p>
      <text:p text:style-name="_3c_l_3e_">Ensuite, <text:span text:style-name="_3c_persName_3e_">Sadite Eminence</text:span></text:p>
      <text:p text:style-name="_3c_l_3e_">Admira la magnificence</text:p>
      <text:p text:style-name="_3c_l_3e_">(<text:span text:style-name="_3c_date_3e_">Le lendemain, ou jour d'aprés</text:span>)</text:p>
      <text:p text:style-name="_3c_l_3e_">D'un <text:span text:style-name="_3c_tech_3e_">grand Bal</text:span>, pour luy fait exprés,</text:p>
      <text:p text:style-name="_3c_l_3e_">Où toute la Maison Royale,</text:p>
      <text:p text:style-name="_3c_l_3e_"><text:soft-page-break/>Qui n'a point au Monde d'égale</text:p>
      <text:p text:style-name="_3c_l_3e_">En Noblesse, pompe et grandeur,</text:p>
      <text:p text:style-name="_3c_l_3e_">Parut dans toute sa splendeur:</text:p>
      <text:p text:style-name="_3c_l_3e_">Où nos belles Dames parées,</text:p>
      <text:p text:style-name="_3c_l_3e_">Dignes cent fois d'être admirées,</text:p>
      <text:p text:style-name="_3c_l_3e_">Avec leurs apas sans-pareils.</text:p>
      <text:p text:style-name="_3c_l_3e_">Paroissoient autant de Soleils ;</text:p>
      <text:p text:style-name="_3c_l_3e_">Bref, où les Courtizans de France,</text:p>
      <text:p text:style-name="_3c_l_3e_">Bons pour la guerre et pour la dance,</text:p>
      <text:p text:style-name="_3c_l_3e_">Plaizoient aux yeux, à tout moment,</text:p>
      <text:p text:style-name="_3c_l_3e_">En dansant cavaliérement.</text:p>
      <text:p text:style-name="_3c_l_3e_"/>
      <text:p text:style-name="_3c_l_3e_"><text:span text:style-name="_3c_date_3e_">Dimanche</text:span>, le <text:span text:style-name="_3c_persName_3e_">Roy nôtre Sire</text:span>,</text:p>
      <text:p text:style-name="_3c_l_3e_">Et je le sçay par oüyr-dire,</text:p>
      <text:p text:style-name="_3c_l_3e_">(Car, hélas ! je n'êtois pas-là,)</text:p>
      <text:p text:style-name="_3c_l_3e_"><text:span text:style-name="_3c_persName_3e_">Le Légat</text:span> susdit régala</text:p>
      <text:p text:style-name="_3c_l_3e_">D'un <text:span text:style-name="_3c_tech_3e_">Festin</text:span> vrayment admirable,</text:p>
      <text:p text:style-name="_3c_l_3e_">N'étant qu'eux-d'eux seuls à la table,</text:p>
      <text:p text:style-name="_3c_l_3e_">Où servirent, avec respect,</text:p>
      <text:p text:style-name="_3c_l_3e_">Et dans un ordre circonspect,</text:p>
      <text:p text:style-name="_3c_l_3e_">Non des Oficiers bas et minces,</text:p>
      <text:p text:style-name="_3c_l_3e_"><text:soft-page-break/>Mais des <text:span text:style-name="_3c_persName_3e_">grands Seigneurs et des Princes</text:span>,</text:p>
      <text:p text:style-name="_3c_l_3e_">Chacun selon leur qualité</text:p>
      <text:p text:style-name="_3c_l_3e_">Comme aux jours de solennité.</text:p>
      <text:p text:style-name="_3c_l_3e_"/>
      <text:p text:style-name="_3c_l_3e_"><text:span text:style-name="_3c_date_3e_">Le lendemain</text:span>, <text:span text:style-name="_3c_persName_3e_">la Reine-Mére</text:span>,</text:p>
      <text:p text:style-name="_3c_l_3e_">Que toute l'Europe révére,</text:p>
      <text:p text:style-name="_3c_l_3e_">Entre toutes ses Majestez,</text:p>
      <text:p text:style-name="_3c_l_3e_">Pour ses illustres qualitez</text:p>
      <text:p text:style-name="_3c_l_3e_">De belle, de bonne, de juste, </text:p>
      <text:p text:style-name="_3c_l_3e_">De sage, d'aimable et d'auguste,</text:p>
      <text:p text:style-name="_3c_l_3e_">Par pure et sainte afection,</text:p>
      <text:p text:style-name="_3c_l_3e_">Luy fit une <text:span text:style-name="_3c_tech_3e_">Colation</text:span></text:p>
      <text:p text:style-name="_3c_l_3e_">Dans une <text:span text:style-name="_3c_tech_3e_">Chambre, ou grande sale</text:span>,</text:p>
      <text:p text:style-name="_3c_l_3e_">Si magnifique et si Royale,</text:p>
      <text:p text:style-name="_3c_l_3e_">Que ledit <text:span text:style-name="_3c_persName_3e_">Monseigneur Chizy</text:span>,</text:p>
      <text:p text:style-name="_3c_l_3e_">Fut d'admiration saizy,</text:p>
      <text:p text:style-name="_3c_l_3e_">Autant qu'en nul jour de sa vie</text:p>
      <text:p text:style-name="_3c_l_3e_">De voir une Table servie</text:p>
      <text:p text:style-name="_3c_l_3e_">De fruits assez délicieux</text:p>
      <text:p text:style-name="_3c_l_3e_">Pour régaler des Demy-Dieux;</text:p>
      <text:p text:style-name="_3c_l_3e_">Et (ce qui combloit de merveilles)</text:p>
      <text:p text:style-name="_3c_l_3e_"><text:soft-page-break/>Dans de si galantes corbeilles,</text:p>
      <text:p text:style-name="_3c_l_3e_">Et dans un si rare apareil,</text:p>
      <text:p text:style-name="_3c_l_3e_">Que jamais rien ne fut pareil</text:p>
      <text:p text:style-name="_3c_l_3e_">A cette agréable dépence</text:p>
      <text:p text:style-name="_3c_l_3e_">Faite exprés pour <text:span text:style-name="_3c_persName_3e_">Son Eminence</text:span> :</text:p>
      <text:p text:style-name="_3c_l_3e_">Car outre les fruits délicats,</text:p>
      <text:p text:style-name="_3c_l_3e_">Coûtant des milliers de Ducats,</text:p>
      <text:p text:style-name="_3c_l_3e_">J'ay sceu de diverses personnes</text:p>
      <text:p text:style-name="_3c_l_3e_">Qu'autour des corbeilles mignonnes</text:p>
      <text:p text:style-name="_3c_l_3e_"><text:span text:style-name="_3c_tech_3e_">Mille beaux rubans</text:span> ajustez</text:p>
      <text:p text:style-name="_3c_l_3e_">Y formoient des jolivetez,</text:p>
      <text:p text:style-name="_3c_l_3e_">Non seulement si surprenantes,</text:p>
      <text:p text:style-name="_3c_l_3e_">Mais si belles et si brillantes,</text:p>
      <text:p text:style-name="_3c_l_3e_">Qu'elles cauzoient à tout moment</text:p>
      <text:p text:style-name="_3c_l_3e_">De l'aize et du ravissement</text:p>
      <text:p text:style-name="_3c_l_3e_">Si, selon mon dézir extresme,</text:p>
      <text:p text:style-name="_3c_l_3e_">J'avois vû ces chozes moy-mesme,</text:p>
      <text:p text:style-name="_3c_l_3e_">Possible, au gré des curieux, </text:p>
      <text:p text:style-name="_3c_l_3e_">En parlerois-je aujourd'huy mieux ;</text:p>
      <text:p text:style-name="_3c_l_3e_">Car l'objet, l'esprit subtilitize,</text:p>
      <text:p text:style-name="_3c_l_3e_">Mais il faut que cecy sufise : </text:p>
      <text:p text:style-name="_3c_l_3e_"><text:soft-page-break/>Puis je croy que dans quelques jours</text:p>
      <text:p text:style-name="_3c_l_3e_">On fera de plus longs discours,</text:p>
      <text:p text:style-name="_3c_l_3e_">Que l'on poura métre en lumiére,</text:p>
      <text:p text:style-name="_3c_l_3e_">Sur cette excélente matière.</text:p>
      <text:p text:style-name="_3c_l_3e_"/>
      <text:p text:style-name="_3c_l_3e_">J’ai sceu d’un Officier à Sel</text:p>
      <text:p text:style-name="_3c_l_3e_">Que, <text:span text:style-name="_3c_date_3e_">Mardy</text:span>, certain <text:span text:style-name="_3c_tech_3e_">Carozel</text:span></text:p>
      <text:p text:style-name="_3c_l_3e_">Se fit en la propre prézence</text:p>
      <text:p text:style-name="_3c_l_3e_">De sadite <text:span text:style-name="_3c_persName_3e_">Illustre Eminence</text:span>,</text:p>
      <text:p text:style-name="_3c_l_3e_">Où le <text:span text:style-name="_3c_persName_3e_">Roy</text:span>, Prince haut et droit,</text:p>
      <text:p text:style-name="_3c_l_3e_">De tous les Roys le plus adroit,</text:p>
      <text:p text:style-name="_3c_l_3e_">Fit plusieurs <text:span text:style-name="_3c_tech_3e_">courses</text:span>, qu’admirérent</text:p>
      <text:p text:style-name="_3c_l_3e_"><text:span text:style-name="_3c_persName_3e_">Les Etrangers</text:span> qui s’y trouvérent,</text:p>
      <text:p text:style-name="_3c_l_3e_">Charmant les cœurs de tout chacun,</text:p>
      <text:p text:style-name="_3c_l_3e_">Et du <text:span text:style-name="_3c_persName_3e_">Légat </text:span>plus que pas un :</text:p>
      <text:p text:style-name="_3c_l_3e_">Auquel Legat on oüit dire,</text:p>
      <text:p text:style-name="_3c_l_3e_">Que, pour bien régir un Empire,</text:p>
      <text:p text:style-name="_3c_l_3e_">Pour bien courre, pour bien chasser,</text:p>
      <text:p text:style-name="_3c_l_3e_">Pour galantizer, pour danser,</text:p>
      <text:p text:style-name="_3c_l_3e_">Pour raizonner avec prudence</text:p>
      <text:p text:style-name="_3c_l_3e_">En des chozes de conséquence,</text:p>
      <text:p text:style-name="_3c_l_3e_"><text:soft-page-break/>Pour paix, pour guerre, pour conseil,</text:p>
      <text:p text:style-name="_3c_l_3e_">Ce <text:span text:style-name="_3c_persName_3e_">Grand Roy</text:span> n’a point de pareil.</text:p>
      <text:p text:style-name="_3c_l_3e_"/>
      <text:p text:style-name="_3c_l_3e_">Enfin, aprés tant de Régales,</text:p>
      <text:p text:style-name="_3c_l_3e_">Et tant de preuves sans égales,</text:p>
      <text:p text:style-name="_3c_l_3e_">De l'afection qu'aujourd'huy</text:p>
      <text:p text:style-name="_3c_l_3e_">Nôtre <text:span text:style-name="_3c_persName_3e_">Souverain</text:span> a pour luy, </text:p>
      <text:p text:style-name="_3c_l_3e_"><text:span text:style-name="_3c_date_3e_">Mardy</text:span>, <text:span text:style-name="_3c_persName_3e_">ce Prélat</text:span> d'importance</text:p>
      <text:p text:style-name="_3c_l_3e_">Eut de toute la Cour de France</text:p>
      <text:p text:style-name="_3c_l_3e_">(Selon un mémoire que j'ay)</text:p>
      <text:p text:style-name="_3c_l_3e_">Son Audiance de congé;</text:p>
      <text:p text:style-name="_3c_l_3e_">Et sans être plus diférée,</text:p>
      <text:p text:style-name="_3c_l_3e_">Il fait aujourd'huy son Entrée</text:p>
      <text:p text:style-name="_3c_l_3e_">Dans <text:span text:style-name="_3c_placeName_3e_">Paris</text:span> la grande Cité,</text:p>
      <text:p text:style-name="_3c_l_3e_">Où d'un beau dézir excité,</text:p>
      <text:p text:style-name="_3c_l_3e_">Je vais chercher une fenêtre</text:p>
      <text:p text:style-name="_3c_l_3e_">Pour voir, en sa gloire parêtre,</text:p>
      <text:p text:style-name="_3c_l_3e_">Cét Illustre <text:span text:style-name="_3c_persName_3e_">Prince Romain</text:span>,</text:p>
      <text:p text:style-name="_3c_l_3e_">Qui doit deux jours après demain,</text:p>
      <text:p text:style-name="_3c_l_3e_"/>
      <text:p text:style-name="_3c_l_3e_"><text:span text:style-name="_3c_pb_3e_">233 </text:span></text:p>
      <text:p text:style-name="_3c_l_3e_"><text:soft-page-break/>Plus gay, plus satisfait, plus libre,</text:p>
      <text:p text:style-name="_3c_l_3e_">Retrograder devers le Tybre.</text:p>
      <text:p text:style-name="_3c_l_3e_"/>
      <text:p text:style-name="_3c_l_3e_">Enfin, commodément placé</text:p>
      <text:p text:style-name="_3c_l_3e_">Comme à peu-prés j'avois pensé,</text:p>
      <text:p text:style-name="_3c_l_3e_">Dans un honnête domicile,</text:p>
      <text:p text:style-name="_3c_l_3e_">J’ay l'Entrée, en cette Ville,</text:p>
      <text:p text:style-name="_3c_l_3e_">Du <text:span text:style-name="_3c_persName_3e_">Seigneur Cardinal-Légat</text:span>,</text:p>
      <text:p text:style-name="_3c_l_3e_">Sous un Poële de grand éclat;</text:p>
      <text:p text:style-name="_3c_l_3e_">Entrée, en vérité, si belle,</text:p>
      <text:p text:style-name="_3c_l_3e_">Que pour Parler dignement d'elle,</text:p>
      <text:p text:style-name="_3c_l_3e_">Quand j'aurois le talent charmant</text:p>
      <text:p text:style-name="_3c_l_3e_">De feu <text:span text:style-name="_3c_persName_3e_">Monsieur de Saint-Amand</text:span>,</text:p>
      <text:p text:style-name="_3c_l_3e_">Quand j'écrirois d'un ton superbe</text:p>
      <text:p text:style-name="_3c_l_3e_">Comme <text:span text:style-name="_3c_persName_3e_">Chapelain</text:span> ou <text:span text:style-name="_3c_persName_3e_">Malerbe</text:span>,</text:p>
      <text:p text:style-name="_3c_l_3e_">Ou comme le grand du <text:span text:style-name="_3c_persName_3e_">Perron</text:span>,</text:p>
      <text:p text:style-name="_3c_l_3e_">Quand j'aurois l'esprit de <text:span text:style-name="_3c_persName_3e_">Scarron</text:span>,</text:p>
      <text:p text:style-name="_3c_l_3e_">Quand j'aurois receu tablature</text:p>
      <text:p text:style-name="_3c_l_3e_">De défunt <text:span text:style-name="_3c_persName_3e_">Monsieur de Voiture</text:span>,</text:p>
      <text:p text:style-name="_3c_l_3e_">Quand j’aurois trente jours de temps</text:p>
      <text:p text:style-name="_3c_l_3e_">Pour rendre mes Lecteurs contens,</text:p>
      <text:p text:style-name="_3c_l_3e_"><text:soft-page-break/>Et que je fisse dix Gazettes</text:p>
      <text:p text:style-name="_3c_l_3e_">Toutes longues, toutes complettes,</text:p>
      <text:p text:style-name="_3c_l_3e_">Tu ne pourois certainement,</text:p>
      <text:p text:style-name="_3c_l_3e_">Discourir assez pleinement</text:p>
      <text:p text:style-name="_3c_l_3e_">De cette trionfante Entrée</text:p>
      <text:p text:style-name="_3c_l_3e_">Et ce qui rend mon ame outrée</text:p>
      <text:p text:style-name="_3c_l_3e_">D’une espéce de dézespoir,</text:p>
      <text:p text:style-name="_3c_l_3e_">C’est qu'il est neuf heures du soir,</text:p>
      <text:p text:style-name="_3c_l_3e_">Et que mon Imprimeur me presse</text:p>
      <text:p text:style-name="_3c_l_3e_"/>
      <text:p text:style-name="_3c_l_3e_">De sacrifier à sa Presse</text:p>
      <text:p text:style-name="_3c_l_3e_">Les Vers, qu'à force de réver,</text:p>
      <text:p text:style-name="_3c_l_3e_">Je vien maintenant d'achever.</text:p>
      <text:p text:style-name="_3c_l_3e_">Le jour a rompu mes mèzures,</text:p>
      <text:p text:style-name="_3c_l_3e_">Et j'ay dit au Sort des injures</text:p>
      <text:p text:style-name="_3c_l_3e_">D'avoir permis qu'un Samedy,</text:p>
      <text:p text:style-name="_3c_l_3e_">Et non un Dimanche, ou Lundy,</text:p>
      <text:p text:style-name="_3c_l_3e_">Cette solennelle journée</text:p>
      <text:p text:style-name="_3c_l_3e_">Se soit si soudain terminée</text:p>
      <text:p text:style-name="_3c_l_3e_">Sans avoir le moindre loizir,</text:p>
      <text:p text:style-name="_3c_l_3e_">De parler, selon mon dézir,</text:p>
      <text:p text:style-name="_3c_l_3e_"><text:soft-page-break/>D'une matiére qui mérite</text:p>
      <text:p text:style-name="_3c_l_3e_">D'être bien dite et bien écrite.</text:p>
      <text:p text:style-name="_3c_l_3e_"/>
      <text:p text:style-name="_3c_l_3e_">Je feray, donc, peu mention</text:p>
      <text:p text:style-name="_3c_l_3e_">D'une si célébre Action ;</text:p>
      <text:p text:style-name="_3c_l_3e_"><text:span text:style-name="_3c_persName_3e_">Princesse</text:span>, de moy respectée,</text:p>
      <text:p text:style-name="_3c_l_3e_">L'heure est, sans mentir, trop hâtée,</text:p>
      <text:p text:style-name="_3c_l_3e_">Pour en dire aujourd'huy le quart,</text:p>
      <text:p text:style-name="_3c_l_3e_">Et Dimanche il seroit trop tard.</text:p>
      <text:p text:style-name="_3c_l_3e_"/>
      <text:p text:style-name="_3c_l_3e_">Tout-de-bon, la Lettre prézente</text:p>
      <text:p text:style-name="_3c_l_3e_">Ne me semble guére excélente :</text:p>
      <text:p text:style-name="_3c_l_3e_">Mais, ô vous, Gens d'entendement,</text:p>
      <text:p text:style-name="_3c_l_3e_">Eussay-je pû faire autrement</text:p>
      <text:p text:style-name="_3c_l_3e_">Dans un embaras de la sorte ?</text:p>
      <text:p text:style-name="_3c_l_3e_">C’est à vous que je m'en raporte.</text:p>
      <text:p text:style-name="_3c_l_3e_"/>
      <text:p text:style-name="_3c_l_3e_"><text:span text:style-name="_3c_date_3e_">Fait le jour que </text:span><text:span text:style-name="_3c_persName_3e_">Monsieur Chizy</text:span><text:span text:style-name="_3c_date_3e_">,</text:span></text:p>
      <text:p text:style-name="_3c_l_3e_"><text:span text:style-name="_3c_date_3e_">Pour son Entrée avoit choizy</text:span>.</text:p>
      <text:p text:style-name="Text_20_body"/>
      <text:p text:style-name="Text_20_body"/>
      <text:p text:style-name="Text_20_body"><text:soft-page-break/></text:p>
      <text:p text:style-name="Text_20_body"/>
      <text:p text:style-name="Text_20_body"><text:bookmark text:name="_GoBack"/></text:p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P2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pan text:style-name="_3c_tech_3e_"/></text:p>
      <text:p text:style-name="_3c_byline_3e_">L’annonce de l’auteur ou de l’éditeur : « Par Barbier »</text:p>
      <text:p text:style-name="P1"><text:span text:style-name="_3c_foreign_3e_"/></text:p>
      <text:p text:style-name="Text_20_body"><text:span text:style-name="_3c_pb_3e_">Les numéros de page.</text:span></text:p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91in" fo:margin-bottom="0.0591in" loext:contextual-spacing="false" fo:line-height="115%" fo:text-align="justify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_3c_salute_3e_" style:display-name="&lt;salute&gt;" style:family="paragraph" style:parent-style-name="Standard" style:next-style-name="Text_20_body" style:default-outline-level="">
      <style:paragraph-properties fo:margin-top="0.3937in" fo:margin-bottom="0.3937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fo:margin-top="0in" fo:margin-bottom="0in" loext:contextual-spacing="false" fo:line-height="100%" fo:text-align="end" style:justify-single-word="false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l_3e_" style:display-name="&lt;l&gt;" style:family="paragraph" style:parent-style-name="Standard" style:default-outline-level="">
      <style:paragraph-properties fo:margin-top="0in" fo:margin-bottom="0in" loext:contextual-spacing="false" fo:line-height="100%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family="'Arial, sans-serif'" style:font-family-generic="roman" style:font-pitch="variable" fo:font-size="11pt" style:font-size-asian="11pt" fo:background-color="#ffffff"/>
    </style:style>
    <style:style style:name="_3c_persName_3e_" style:display-name="&lt;persName&gt;" style:family="text">
      <style:text-properties style:use-window-font-color="true" loext:padding="0.0138in" loext:border="0.26pt solid #81d41a" fo:background-color="#ffff00"/>
    </style:style>
    <style:style style:name="_3c_placeName_3e_" style:display-name="&lt;placeName&gt;" style:family="text">
      <style:text-properties loext:padding="0.0138in" loext:border="0.26pt solid #ffaa95" fo:background-color="#ff0000"/>
    </style:style>
    <style:style style:name="_3c_name_3e_" style:display-name="&lt;name&gt;" style:family="text">
      <style:text-properties loext:padding="0.0138in" loext:border="0.26pt solid #b4c7dc" fo:background-color="#0000ff"/>
    </style:style>
    <style:style style:name="_3c_tech_3e_" style:display-name="&lt;tech&gt;" style:family="text">
      <style:text-properties loext:padding="0.0138in" loext:border="0.26pt solid #ffe994"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>
      <style:text-properties loext:padding="0in" loext:border="0.51pt solid #7030a0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Windows User</meta:initial-creator>
    <dc:creator>Windows User</dc:creator>
    <meta:editing-cycles>8</meta:editing-cycles>
    <meta:creation-date>2020-02-12T12:47:00</meta:creation-date>
    <dc:date>2020-02-12T14:51:00</dc:date>
    <meta:editing-duration>PT1H35M</meta:editing-duration>
    <meta:generator>LibreOffice/6.3.4.2$Linux_X86_64 LibreOffice_project/60da17e045e08f1793c57c00ba83cdfce946d0aa</meta:generator>
    <meta:document-statistic meta:table-count="0" meta:image-count="0" meta:object-count="0" meta:page-count="15" meta:paragraph-count="264" meta:word-count="1399" meta:character-count="8052" meta:non-whitespace-character-count="69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